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50000025511CD97C9EC2026CF.png" manifest:media-type="image/png"/>
  <manifest:file-entry manifest:full-path="Pictures/1000000000000264000002552D7453E533B80A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4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6.8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6.056cm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5.347cm" svg:height="5.208cm" svg:x="2.453cm" svg:y="4.592cm">
          <draw:image xlink:href="Pictures/10000000000002650000025511CD97C9EC2026CF.png" xlink:type="simple" xlink:show="embed" xlink:actuate="onLoad">
            <text:p/>
          </draw:image>
        </draw:frame>
        <draw:custom-shape draw:style-name="gr2" draw:text-style-name="P2" draw:layer="layout" svg:width="3.4cm" svg:height="2.2cm" svg:x="0.8cm" svg:y="10.4cm">
          <text:p text:style-name="P2">Camer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2.2cm" svg:x="5.8cm" svg:y="10.4cm">
          <text:p text:style-name="P2">FPGA</text:p>
          <text:p text:style-name="P2">(Red binarization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344cm" svg:height="5.213cm" svg:x="9.6cm" svg:y="4.587cm">
          <draw:image xlink:href="Pictures/1000000000000264000002552D7453E533B80A5F.png" xlink:type="simple" xlink:show="embed" xlink:actuate="onLoad">
            <text:p/>
          </draw:image>
        </draw:frame>
        <draw:custom-shape draw:style-name="gr3" draw:text-style-name="P2" draw:layer="layout" svg:width="5.4cm" svg:height="2.2cm" svg:x="13cm" svg:y="10.4cm">
          <text:p text:style-name="P2">HPS</text:p>
          <text:p text:style-name="P2">(Extract vertices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2cm" svg:y1="11.6cm" svg:x2="5.8cm" svg:y2="11.6cm">
          <text:p/>
        </draw:line>
        <draw:line draw:style-name="gr4" draw:text-style-name="P1" draw:layer="layout" svg:x1="11.2cm" svg:y1="11.6cm" svg:x2="13cm" svg:y2="11.6cm">
          <text:p/>
        </draw:line>
        <draw:line draw:style-name="gr4" draw:text-style-name="P1" draw:layer="layout" svg:x1="18.4cm" svg:y1="11.6cm" svg:x2="20cm" svg:y2="11.6cm">
          <text:p/>
        </draw:line>
        <draw:frame draw:style-name="gr5" draw:text-style-name="P3" draw:layer="layout" svg:width="7.398cm" svg:height="1.657cm" svg:x="20cm" svg:y="10.743cm">
          <draw:text-box>
            <text:p>Send to</text:p>
            <text:p>uvispace-main-controller</text:p>
          </draw:text-box>
        </draw:frame>
        <draw:frame draw:style-name="gr6" draw:text-style-name="P3" draw:layer="layout" svg:width="6.556cm" svg:height="2.36cm" svg:x="19.402cm" svg:y="6.2cm">
          <draw:text-box>
            <text:p>Coordinates in pixels </text:p>
            <text:p>of the vertices of the</text:p>
            <text:p>triangles detected.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7:09:04.869000000</meta:creation-date>
    <dc:date>2018-02-05T21:12:55.104000000</dc:date>
    <meta:editing-duration>PT2H31M46S</meta:editing-duration>
    <meta:editing-cycles>3</meta:editing-cycles>
    <meta:generator>LibreOffice/5.3.4.2$Windows_x86 LibreOffice_project/f82d347ccc0be322489bf7da61d7e4ad13fe2ff3</meta:generator>
    <meta:document-statistic meta:object-count="33"/>
  </office:meta>
</office:document-meta>
</file>